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</table:table>
      <table:table table:name="IB=30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9"/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RB 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table:number-columns-repeated="9"/>
          <table:table-cell office:value-type="float" office:value="1.1" calcext:value-type="float">
            <text:p>1.1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1.8" calcext:value-type="float">
            <text:p>1.8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table:number-columns-repeated="9"/>
          <table:table-cell office:value-type="float" office:value="4.8" calcext:value-type="float">
            <text:p>4.8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table:number-columns-repeated="9"/>
          <table:table-cell office:value-type="float" office:value="4.9" calcext:value-type="float">
            <text:p>4.9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table:number-columns-repeated="9"/>
          <table:table-cell office:value-type="float" office:value="5.6" calcext:value-type="float">
            <text:p>5.6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table:number-columns-repeated="9"/>
          <table:table-cell office:value-type="float" office:value="5.8" calcext:value-type="float">
            <text:p>5.8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IB=4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7.3.7.2$Linux_X86_64 LibreOffice_project/30$Build-2</meta:generator>
    <dc:date>2025-02-10T16:48:20.156899115</dc:date>
    <meta:editing-duration>PT5H23M53S</meta:editing-duration>
    <meta:editing-cycles>110</meta:editing-cycles>
    <meta:document-statistic meta:table-count="6" meta:cell-count="922" meta:object-count="0"/>
  </office:meta>
</office:document-meta>
</file>